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aplicaciones clásicas request/response, aplicaciones ricas con gran cantidad de componentes e interacción de los usuarios, servicios de backend, servicios de infraestructura como colas y caches, y herramientas inteligencia de negocio y análisis de datos, sistemas biométric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PHP, Java, Scala, Kotlin y NodeJS. Entre los problemas de backend que resolví, puedo mencionar autenticación (SAML, OIDC), manejo de sesiones, transaccionalidad, acceso a datos, búsqueda de texto libre, interoperabilidad entre servicios distribuidos, gestión y compresión de recursos estáticos (JavaScript, CSS, imágenes, videos, etc.), soporte de idiomas, geolocalización, clusterización y procesamiento de datos, storage de contenido, seguridad de datos, integración con servicios de terceros, integración de hardware biométrico, estrategias de escalabilidad y resiliencia,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jqueryUI, y lessCSS.</text:p>
      <text:p text:style-name="Text_20_body">Pienso que el trabajo en equipo y un proceso de desarrollo enfocado en la calidad son la clave para un producto exitoso. Entre las buenas prácticas para garantizar la calidad del delivery mencionaría resolver problemas utilizando los principio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p text:style-name="First_20_paragraph">La siguiente selección son libros que considero una parte fundamental de mi formación profesional. Algunos son como manuales, siempre vuelvo a consultarlos cuando necesito tomar decisiones informada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5T20:40:06Z</meta:creation-date>
    <dc:date>2024-01-05T20:40:06Z</dc:date>
    <meta:user-defined meta:name="job" meta:value-type="string">Desarrollador de software</meta:user-defined>
    <meta:user-defined meta:name="messages" meta:value-type="string"/>
  </office:meta>
</office:document-meta>
</file>